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20.79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8.094cm" svg:height="20.792cm" svg:x="0.1cm" svg:y="0.208cm" presentation:class="outline" presentation:user-transformed="true">
          <draw:text-box>
            <text:list text:style-name="L1">
              <text:list-item>
                <text:p>Implicit parameter</text:p>
              </text:list-item>
              <text:list-item>
                <text:p>In Java the object associated with the instantiation of a class is an implicit argument or parameter to the classes' instance methods</text:p>
                <text:list>
                  <text:list-item>
                    <text:p><text:span text:style-name="T1">That is, the instance methods need to know what object they are being called on</text:span></text:p>
                  </text:list-item>
                  <text:list-item>
                    <text:p><text:span text:style-name="T1">The static methods of a class have the object explicitly stated as part of the method invocation</text:span></text:p>
                  </text:list-item>
                </text:list>
              </text:list-item>
              <text:list-item>
                <text:p>For example, the String class has a length() method</text:p>
              </text:list-item>
              <text:list-item>
                <text:p>If we instantiate a String with “String s = new String(“abcdef”);” then execute “s.length();”, the object s of type String is an implicit argument or parameter to the method string()</text:p>
              </text:list-item>
              <text:list-item>
                <text:p>If we have a “public static int length(String s)” method, then “s” is an explicit argument or parame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8.094cm" svg:height="20.792cm" svg:x="0.1cm" svg:y="0.208cm" presentation:class="outline" presentation:user-transformed="true">
          <draw:text-box>
            <text:list text:style-name="L1">
              <text:list-item>
                <text:p>Example</text:p>
                <text:list>
                  <text:list-item>
                    <text:p>The Java Rectangle class has instance fields</text:p>
                    <text:list>
                      <text:list-item>
                        <text:p>x, y, width, height </text:p>
                      </text:list-item>
                    </text:list>
                  </text:list-item>
                  <text:list-item>
                    <text:p>It also has an instance method translate(int dx, int dy) which translates the values of x &amp; y by dx &amp; dy</text:p>
                  </text:list-item>
                  <text:list-item>
                    <text:p>If we create two Rectangles r1 &amp; r2</text:p>
                    <text:list>
                      <text:list-item>
                        <text:p>r1 = (0, 0, 10, 10) and r2 = (0, 0, 20, 20)</text:p>
                      </text:list-item>
                    </text:list>
                  </text:list-item>
                  <text:list-item>
                    <text:p>When we perform r1.translate(10, 10) there is an implicit parameter, with the name “this”, which is a reference to the object r1, that is provided to the translate method (along with the two parameters dx &amp; d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8.094cm" svg:height="20.792cm" svg:x="0.1cm" svg:y="0.208cm" presentation:class="outline" presentation:user-transformed="true">
          <draw:text-box>
            <text:list text:style-name="L1">
              <text:list-item>
                <text:p>Example (cont)</text:p>
                <text:list>
                  <text:list-item>
                    <text:p>In the r1.translate(int dx, int dy) method call the implicit argument allows the translate method to modify the correct Rectangle object</text:p>
                    <text:list>
                      <text:list-item>
                        <text:p>The code for translate can be written as</text:p>
                        <text:list>
                          <text:list-item>
                            <text:p>x = x+dy;</text:p>
                          </text:list-item>
                          <text:list-item>
                            <text:p>y = y+dy;</text:p>
                          </text:list-item>
                        </text:list>
                        <text:p>or</text:p>
                        <text:list>
                          <text:list-item>
                            <text:p>this.x = this.x+dy;</text:p>
                          </text:list-item>
                          <text:list-item>
                            <text:p>this.y = this.y+dy;</text:p>
                          </text:list-item>
                        </text:list>
                      </text:list-item>
                      <text:list-item>
                        <text:p>They are synonymous to the compiler</text:p>
                        <text:list>
                          <text:list-item>
                            <text:p>And if the current value of “this” is a reference to “r1”, then the code executed is</text:p>
                            <text:list>
                              <text:list-item>
                                <text:p>r1.x = r1.x+dy;</text:p>
                              </text:list-item>
                              <text:list-item>
                                <text:p>r1.y = r1.y+dy;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8.094cm" svg:height="20.792cm" svg:x="0.1cm" svg:y="0.208cm" presentation:class="outline" presentation:user-transformed="true">
          <draw:text-box>
            <text:list text:style-name="L1">
              <text:list-item>
                <text:p>If a method needs access to read or modify instance fields, then the method needs access to the reference “this”, which is called the implicit parameter</text:p>
              </text:list-item>
              <text:list-item>
                <text:p>Class (static) methods do not need the implicit parameter, since they do not reference the instance fiel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2-27T16:11:37</meta:creation-date>
    <meta:editing-duration>PT35M2S</meta:editing-duration>
    <meta:editing-cycles>24</meta:editing-cycles>
    <dc:date>2022-10-23T10:29:14</dc:date>
    <meta:generator>OpenOffice/4.1.11$Unix OpenOffice.org_project/4111m1$Build-9808</meta:generator>
    <meta:document-statistic meta:object-count="33"/>
  </office:meta>
</office:document-meta>
</file>